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top="0cm" fo:margin-bottom="0cm" table:align="center"/>
    </style:style>
    <style:style style:name="Tableau1.A" style:family="table-column">
      <style:table-column-properties style:column-width="1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normal" style:font-weight-asian="normal"/>
    </style:style>
    <style:style style:name="P5" style:family="paragraph" style:parent-style-name="Standard" style:list-style-name="L1"/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Noto Sans Symbols" style:font-name-asian="Noto Sans Symbols1" style:font-name-complex="Noto Sans Symbols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doulaye THIAW<text:tab/><text:tab/><text:tab/><text:tab/><text:tab/><text:tab/><text:tab/><text:tab/><text:tab/><text:tab/>21 ans</text:p>
      <text:p text:style-name="Standard">15, Rue Honoré</text:p>
      <text:p text:style-name="Standard">93500 Pantin</text:p>
      <text:p text:style-name="Standard"><text:span text:style-name="T1">✆</text:span> 07.82.20.93.07 <text:s text:c="35"/></text:p>
      <text:p text:style-name="Standard">abdoulaye.at@gmail.com </text:p>
      <text:p text:style-name="Standard">Permis A &amp; B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2">DÉVELOPPEUR <text:s/>/ INTÉGRATEUR WEB</text:span></text:p>
          </table:table-cell>
        </table:table-row>
      </table:table>
      <text:p text:style-name="P2"/>
      <text:p text:style-name="P2"/>
      <text:p text:style-name="P3"><text:span text:style-name="T2">Formation</text:span></text:p>
      <text:p text:style-name="Standard"/>
      <text:p text:style-name="Standard">Février 2017<text:tab/><text:tab/>(En cours) Certification Développeur/Intégrateur web à l'école du numérique du PoleS</text:p>
      <text:p text:style-name="Standard"/>
      <text:p text:style-name="Standard">2014/2015<text:tab/> <text:s text:c="11"/>Niveau BAC STI2D<text:tab/>- <text:s text:c="5"/>Lycée Le Corbusier à Aubervilliers </text:p>
      <text:p text:style-name="Standard"><text:tab/><text:tab/><text:tab/><text:tab/><text:tab/><text:tab/> <text:s text:c="6"/>Option Systèmes Informatiques et Numériques</text:p>
      <text:p text:style-name="Standard"/>
      <text:p text:style-name="Standard"/>
      <text:p text:style-name="P3"><text:span text:style-name="T2">Expériences professionnelles</text:span></text:p>
      <text:p text:style-name="P2"/>
      <text:p text:style-name="Standard"><text:span text:style-name="T3">Août à Octobre 2016 <text:s text:c="5"/>Chauffeur VTC AM Entreprises (Seine Saint-Denis)</text:span></text:p>
      <text:p text:style-name="P4"/>
      <text:p text:style-name="Standard"><text:span text:style-name="T3">Février à Mai 2016<text:tab/> <text:s text:c="4"/>Ventouseur pour Charlie Film (Paris)</text:span></text:p>
      <text:p text:style-name="Standard"/>
      <text:p text:style-name="Standard">Août à Décembre 2015 <text:s/>Livreur pour le Restaurant Horatu <text:s/>(Pantin)</text:p>
      <text:p text:style-name="Standard"><text:tab/><text:tab/><text:tab/> <text:s text:c="3"/>Saisie et préparations des commandes</text:p>
      <text:p text:style-name="Standard"><text:tab/><text:tab/><text:tab/> <text:s text:c="3"/>Livraison des commandes<text:tab/></text:p>
      <text:p text:style-name="Standard"/>
      <text:p text:style-name="Standard">Février et avril 2013<text:tab/>Vendeur au marché Clignancourt (vacances scolaires et week-end)</text:p>
      <text:p text:style-name="Standard"><text:tab/><text:tab/><text:tab/><text:tab/>Installation du stand,</text:p>
      <text:p text:style-name="Standard"><text:tab/><text:tab/><text:tab/><text:tab/>Vente de prêt-à-porter</text:p>
      <text:p text:style-name="Standard"/>
      <text:p text:style-name="Standard">Janvier 2011<text:tab/><text:tab/>Stage d'observation à l'IMEPP (Pantin - année de 3ème)</text:p>
      <text:p text:style-name="Standard"><text:tab/><text:tab/><text:tab/><text:tab/>Saisie de dossiers administratifs</text:p>
      <text:p text:style-name="Standard"><text:tab/><text:tab/><text:tab/><text:tab/>Classement de dossiers</text:p>
      <text:p text:style-name="Standard"><text:tab/><text:tab/><text:tab/><text:tab/>Accueil téléphonique</text:p>
      <text:p text:style-name="Standard"/>
      <text:p text:style-name="Standard"/>
      <text:p text:style-name="P3"><text:span text:style-name="T2">Outils web</text:span></text:p>
      <text:p text:style-name="P3"><text:span text:style-name="T3"/></text:p>
      <text:list xml:id="list1016012784921020090" text:style-name="L1">
        <text:list-item>
          <text:p text:style-name="P5">Niveau correct :</text:p>
          <text:p text:style-name="P5">HTML5, canvas html, CSS3, PHP, SQL</text:p>
          <text:p text:style-name="P5"/>
        </text:list-item>
        <text:list-item>
          <text:p text:style-name="P5">Niveau </text:p>
        </text:list-item>
        <text:list-item>
          <text:p text:style-name="P5">Javascript, jQuery, Ajax</text:p>
        </text:list-item>
      </text:list>
      <text:p text:style-name="Standard"><text:tab/></text:p>
      <text:p text:style-name="Standard"><text:tab/>Connaissances :<text:tab/></text:p>
      <text:list xml:id="list35434717" text:continue-numbering="true" text:style-name="L1">
        <text:list-item>
          <text:p text:style-name="P5">wordpress bootstrap</text:p>
          <text:p text:style-name="P5"/>
        </text:list-item>
        <text:list-item>
          <text:p text:style-name="P5">Usage régulier :</text:p>
        </text:list-item>
        <text:list-item>
          <text:p text:style-name="P5">Github, photoshop</text:p>
          <text:p text:style-name="P5"><text:soft-page-break/>+ connaissances seo</text:p>
        </text:list-item>
      </text:list>
      <text:p text:style-name="Standard"><text:tab/></text:p>
      <text:p text:style-name="Standard"><text:span text:style-name="T2"><text:tab/><text:tab/><text:tab/><text:tab/><text:tab/>Qualités et compétences </text:span></text:p>
      <text:p text:style-name="Standard"/>
      <text:p text:style-name="Standard"/>
      <text:p text:style-name="P3"><text:span text:style-name="T2"/></text:p>
      <text:p text:style-name="P3"><text:span text:style-name="T2"/></text:p>
      <text:p text:style-name="P3"><text:span text:style-name="T2">Langues</text:span></text:p>
      <text:p text:style-name="Standard"><text:span text:style-name="T3">Anglais : Lu et parlé</text:span></text:p>
      <text:p text:style-name="Standard"><text:span text:style-name="T3">Arabe <text:s text:c="3"/>: Notions (niveau scolaire) </text:span></text:p>
      <text:p text:style-name="P4"/>
      <text:p text:style-name="P4"/>
      <text:p text:style-name="P3"><text:span text:style-name="T2">Mes centres d'intérêts</text:span></text:p>
      <text:p text:style-name="P2"/>
      <text:p text:style-name="Standard"><text:span text:style-name="T3">Football / Natation / Sports mécaniques / Sports de comb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fr" fo:country="FR" fo:font-style="normal" style:text-underline-style="none" fo:font-weight="normal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762cm" fo:margin-right="0cm" fo:margin-top="0.423cm" fo:margin-bottom="0.212cm" fo:line-height="100%" fo:text-align="start" style:justify-single-word="false" fo:keep-together="auto" fo:orphans="0" fo:widows="0" fo:text-indent="-0.762cm" style:auto-text-indent="false" fo:keep-with-next="always"/>
      <style:text-properties fo:font-variant="normal" fo:text-transform="none" fo:color="#000000" style:text-line-through-style="none" style:text-position="0% 100%" style:font-name="Arial1" fo:font-size="18pt" fo:font-style="normal" style:text-underline-style="none" fo:font-weight="bold" style:font-name-asian="Arial2" style:font-size-asian="18pt" style:font-style-asian="normal" style:font-weight-asian="bold" style:font-name-complex="Arial2" style:font-size-complex="18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2" meta:paragraph-count="42" meta:word-count="188" meta:character-count="1373"/>
    <dc:date>2017-07-07T15:23:42.09</dc:date>
    <meta:generator>OpenOffice/4.1.3$Win32 OpenOffice.org_project/413m1$Build-9783</meta:generator>
  </office:meta>
</office:document-meta>
</file>